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officeooo:rsid="0014ee53" officeooo:paragraph-rsid="0014ee53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officeooo:rsid="0014ee53" officeooo:paragraph-rsid="0014ee53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rsid="0014ee53" officeooo:paragraph-rsid="0014ee53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2pt" officeooo:rsid="0014ee53" officeooo:paragraph-rsid="00194723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2pt" officeooo:rsid="0014ee53" officeooo:paragraph-rsid="001e8771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20</text:p>
      <text:p text:style-name="P2">katerina@katerina-VivoBook-ASUSLaptop-X521EA-S533EA:~/Рабочий стол$ cat f1</text:p>
      <text:p text:style-name="P2">аист</text:p>
      <text:p text:style-name="P2">барабан</text:p>
      <text:p text:style-name="P2">дерево</text:p>
      <text:p text:style-name="P2">ёж</text:p>
      <text:p text:style-name="P2">katerina@katerina-VivoBook-ASUSLaptop-X521EA-S533EA:~/Рабочий стол$ cat f2</text:p>
      <text:p text:style-name="P2">вишня</text:p>
      <text:p text:style-name="P2">гриб</text:p>
      <text:p text:style-name="P2">дерево</text:p>
      <text:p text:style-name="P2">еда</text:p>
      <text:p text:style-name="P2">katerina@katerina-VivoBook-ASUSLaptop-X521EA-S533EA:~/Рабочий стол$ cmp f1 f2</text:p>
      <text:p text:style-name="P2">f1 f2 различаются: байт 2, строка 1</text:p>
      <text:p text:style-name="P2">katerina@katerina-VivoBook-ASUSLaptop-X521EA-S533EA:~/Рабочий стол$ cmp -b f1 f2</text:p>
      <text:p text:style-name="P2">f1 f2 различаются: байт 2, строка 1 равен 260 M-0 262 M-2</text:p>
      <text:p text:style-name="P2"/>
      <text:p text:style-name="P2"/>
      <text:p text:style-name="P2">katerina@katerina-VivoBook-ASUSLaptop-X521EA-S533EA:~/Рабочий стол$ comm f1 f2</text:p>
      <text:p text:style-name="P2">аист</text:p>
      <text:p text:style-name="P2">барабан</text:p>
      <text:p text:style-name="P2"><text:tab/>вишня</text:p>
      <text:p text:style-name="P2"><text:tab/>гриб</text:p>
      <text:p text:style-name="P2"><text:tab/><text:tab/>дерево</text:p>
      <text:p text:style-name="P2"><text:tab/>еда</text:p>
      <text:p text:style-name="P2">ёж</text:p>
      <text:p text:style-name="P2">katerina@katerina-VivoBook-ASUSLaptop-X521EA-S533EA:~/Рабочий стол$ comm -1 f1 f2</text:p>
      <text:p text:style-name="P2">вишня</text:p>
      <text:p text:style-name="P2">гриб</text:p>
      <text:p text:style-name="P2"><text:tab/>дерево</text:p>
      <text:p text:style-name="P2">еда</text:p>
      <text:p text:style-name="P2"/>
      <text:p text:style-name="P2"/>
      <text:p text:style-name="P2">katerina@katerina-VivoBook-ASUSLaptop-X521EA-S533EA:~/Рабочий стол$ wc f1</text:p>
      <text:p text:style-name="P2"><text:s/>4 <text:s/>4 42 f1</text:p>
      <text:p text:style-name="P2">katerina@katerina-VivoBook-ASUSLaptop-X521EA-S533EA:~/Рабочий стол$ wc f2</text:p>
      <text:p text:style-name="P2"><text:s/>4 <text:s/>4 40 f2</text:p>
      <text:p text:style-name="P2">katerina@katerina-VivoBook-ASUSLaptop-X521EA-S533EA:~/Рабочий стол$ wc -c f1</text:p>
      <text:p text:style-name="P2">42 f1</text:p>
      <text:p text:style-name="P2">katerina@katerina-VivoBook-ASUSLaptop-X521EA-S533EA:~/Рабочий стол$ wc -l f1 f2</text:p>
      <text:p text:style-name="P2"><text:s/>4 f1</text:p>
      <text:p text:style-name="P2"><text:s/>4 f2</text:p>
      <text:p text:style-name="P2"><text:s/>8 итого</text:p>
      <text:p text:style-name="P2"><text:s/></text:p>
      <text:p text:style-name="P2"><text:s/></text:p>
      <text:p text:style-name="P2">katerina@katerina-VivoBook-ASUSLaptop-X521EA-S533EA:~/Рабочий стол$ cat f3</text:p>
      <text:p text:style-name="P2">line 1</text:p>
      <text:p text:style-name="P2">line 2</text:p>
      <text:p text:style-name="P2">line 3</text:p>
      <text:p text:style-name="P2">line 4</text:p>
      <text:p text:style-name="P2">line 5</text:p>
      <text:p text:style-name="P2"><text:soft-page-break/>line 6</text:p>
      <text:p text:style-name="P2">line 7</text:p>
      <text:p text:style-name="P2">line 8</text:p>
      <text:p text:style-name="P2">line 9</text:p>
      <text:p text:style-name="P2">line 10</text:p>
      <text:p text:style-name="P2">line 11</text:p>
      <text:p text:style-name="P2">katerina@katerina-VivoBook-ASUSLaptop-X521EA-S533EA:~/Рабочий стол$ tail f3</text:p>
      <text:p text:style-name="P2">line 2</text:p>
      <text:p text:style-name="P2">line 3</text:p>
      <text:p text:style-name="P2">line 4</text:p>
      <text:p text:style-name="P2">line 5</text:p>
      <text:p text:style-name="P2">line 6</text:p>
      <text:p text:style-name="P2">line 7</text:p>
      <text:p text:style-name="P2">line 8</text:p>
      <text:p text:style-name="P2">line 9</text:p>
      <text:p text:style-name="P2">line 10</text:p>
      <text:p text:style-name="P2">line 11</text:p>
      <text:p text:style-name="P2">katerina@katerina-VivoBook-ASUSLaptop-X521EA-S533EA:~/Рабочий стол$ tail -n -5 f3</text:p>
      <text:p text:style-name="P2">line 7</text:p>
      <text:p text:style-name="P2">line 8</text:p>
      <text:p text:style-name="P2">line 9</text:p>
      <text:p text:style-name="P2">line 10</text:p>
      <text:p text:style-name="P2">line 11</text:p>
      <text:p text:style-name="P2"/>
      <text:p text:style-name="P2"/>
      <text:p text:style-name="P2">katerina@katerina-VivoBook-ASUSLaptop-X521EA-S533EA:~/Рабочий стол$ tee f3</text:p>
      <text:p text:style-name="P2">hello world</text:p>
      <text:p text:style-name="P2">hello world</text:p>
      <text:p text:style-name="P2">^C</text:p>
      <text:p text:style-name="P2">katerina@katerina-VivoBook-ASUSLaptop-X521EA-S533EA:~/Рабочий стол$ cat f3</text:p>
      <text:p text:style-name="P2">hello world</text:p>
      <text:p text:style-name="P2">katerina@katerina-VivoBook-ASUSLaptop-X521EA-S533EA:~/Рабочий стол$ tee -a f3</text:p>
      <text:p text:style-name="P2">how are you</text:p>
      <text:p text:style-name="P2">how are you</text:p>
      <text:p text:style-name="P2">^C</text:p>
      <text:p text:style-name="P2">katerina@katerina-VivoBook-ASUSLaptop-X521EA-S533EA:~/Рабочий стол$ cat f3</text:p>
      <text:p text:style-name="P2">hello world</text:p>
      <text:p text:style-name="P2">how are you</text:p>
      <text:p text:style-name="P2">katerina@katerina-VivoBook-ASUSLaptop-X521EA-S533EA:~/Рабочий стол$ tee -a f3 f4</text:p>
      <text:p text:style-name="P2">Hi</text:p>
      <text:p text:style-name="P2">Hi</text:p>
      <text:p text:style-name="P2">^C</text:p>
      <text:p text:style-name="P2">katerina@katerina-VivoBook-ASUSLaptop-X521EA-S533EA:~/Рабочий стол$ cat f3</text:p>
      <text:p text:style-name="P2">hello world</text:p>
      <text:p text:style-name="P2">how are you</text:p>
      <text:p text:style-name="P2">Hi</text:p>
      <text:p text:style-name="P2">katerina@katerina-VivoBook-ASUSLaptop-X521EA-S533EA:~/Рабочий стол$ cat f4</text:p>
      <text:p text:style-name="P2">Hi</text:p>
      <text:p text:style-name="P2"/>
      <text:p text:style-name="P2"/>
      <text:p text:style-name="P2">katerina@katerina-VivoBook-ASUSLaptop-X521EA-S533EA:~/Рабочий стол$ cat f1</text:p>
      <text:p text:style-name="P2">hello world</text:p>
      <text:p text:style-name="P2"><text:soft-page-break/>bye bye</text:p>
      <text:p text:style-name="P2">katerina@katerina-VivoBook-ASUSLaptop-X521EA-S533EA:~/Рабочий стол$ uniq f1 f2</text:p>
      <text:p text:style-name="P2">katerina@katerina-VivoBook-ASUSLaptop-X521EA-S533EA:~/Рабочий стол$ cat f2</text:p>
      <text:p text:style-name="P2">hello world</text:p>
      <text:p text:style-name="P2">bye bye</text:p>
      <text:p text:style-name="P2">katerina@katerina-VivoBook-ASUSLaptop-X521EA-S533EA:~/Рабочий стол$ cat f1</text:p>
      <text:p text:style-name="P2">hello world</text:p>
      <text:p text:style-name="P2">bye bye</text:p>
      <text:p text:style-name="P2">bye bye</text:p>
      <text:p text:style-name="P2">katerina@katerina-VivoBook-ASUSLaptop-X521EA-S533EA:~/Рабочий стол$ uniq f1 f2</text:p>
      <text:p text:style-name="P2">katerina@katerina-VivoBook-ASUSLaptop-X521EA-S533EA:~/Рабочий стол$ cat f2</text:p>
      <text:p text:style-name="P2">hello world</text:p>
      <text:p text:style-name="P2">bye bye</text:p>
      <text:p text:style-name="P2">katerina@katerina-VivoBook-ASUSLaptop-X521EA-S533EA:~/Рабочий стол$ uniq -D f1 f2</text:p>
      <text:p text:style-name="P2">katerina@katerina-VivoBook-ASUSLaptop-X521EA-S533EA:~/Рабочий стол$ cat f2</text:p>
      <text:p text:style-name="P2">bye bye</text:p>
      <text:p text:style-name="P2">bye bye</text:p>
      <text:p text:style-name="P2"/>
      <text:p text:style-name="P2"/>
      <text:p text:style-name="P2">katerina@katerina-VivoBook-ASUSLaptop-X521EA-S533EA:~/Рабочий стол$ cat f4</text:p>
      <text:p text:style-name="P2">I am a student</text:p>
      <text:p text:style-name="P2">katerina@katerina-VivoBook-ASUSLaptop-X521EA-S533EA:~/Рабочий стол$ cut -b 1 f4</text:p>
      <text:p text:style-name="P2">I</text:p>
      <text:p text:style-name="P2">katerina@katerina-VivoBook-ASUSLaptop-X521EA-S533EA:~/Рабочий стол$ cut -b 3-4 f4</text:p>
      <text:p text:style-name="P2">am</text:p>
      <text:p text:style-name="P2">katerina@katerina-VivoBook-ASUSLaptop-X521EA-S533EA:~/Рабочий стол$ cat f4</text:p>
      <text:p text:style-name="P2">cat:animal</text:p>
      <text:p text:style-name="P2">rose:plant</text:p>
      <text:p text:style-name="P2">katerina@katerina-VivoBook-ASUSLaptop-X521EA-S533EA:~/Рабочий стол$ cut -d ':' -f 1 f4</text:p>
      <text:p text:style-name="P2">cat</text:p>
      <text:p text:style-name="P2">rose</text:p>
      <text:p text:style-name="P2"/>
      <text:p text:style-name="P2"/>
      <text:p text:style-name="P2">katerina@katerina-VivoBook-ASUSLaptop-X521EA-S533EA:~/Рабочий стол$ cat f1</text:p>
      <text:p text:style-name="P2">hello world</text:p>
      <text:p text:style-name="P2">bye bye</text:p>
      <text:p text:style-name="P2">bye bye</text:p>
      <text:p text:style-name="P2">katerina@katerina-VivoBook-ASUSLaptop-X521EA-S533EA:~/Рабочий стол$ ed f1</text:p>
      <text:p text:style-name="P2">28</text:p>
      <text:p text:style-name="P2">a</text:p>
      <text:p text:style-name="P2">how are you</text:p>
      <text:p text:style-name="P2">goodbye</text:p>
      <text:p text:style-name="P2">.</text:p>
      <text:p text:style-name="P2">4,5p</text:p>
      <text:p text:style-name="P2">how are you</text:p>
      <text:p text:style-name="P2">goodbye</text:p>
      <text:p text:style-name="P2">.p</text:p>
      <text:p text:style-name="P2">goodbye</text:p>
      <text:p text:style-name="P2">.=</text:p>
      <text:p text:style-name="P2"><text:soft-page-break/>5</text:p>
      <text:p text:style-name="P2">w</text:p>
      <text:p text:style-name="P2">48</text:p>
      <text:p text:style-name="P2">q</text:p>
      <text:p text:style-name="P2">katerina@katerina-VivoBook-ASUSLaptop-X521EA-S533EA:~/Рабочий стол$ cat f1</text:p>
      <text:p text:style-name="P2">hello world</text:p>
      <text:p text:style-name="P2">bye bye</text:p>
      <text:p text:style-name="P2">bye bye</text:p>
      <text:p text:style-name="P2">how are you</text:p>
      <text:p text:style-name="P2">goodbye</text:p>
      <text:p text:style-name="P2"/>
      <text:p text:style-name="P2"/>
      <text:p text:style-name="P2">katerina@katerina-VivoBook-ASUSLaptop-X521EA-S533EA:~/Рабочий стол$ cat f3</text:p>
      <text:p text:style-name="P2">line 1</text:p>
      <text:p text:style-name="P2">line 2</text:p>
      <text:p text:style-name="P2">line 3</text:p>
      <text:p text:style-name="P2">line 4</text:p>
      <text:p text:style-name="P2">line 5</text:p>
      <text:p text:style-name="P2">line 6</text:p>
      <text:p text:style-name="P2">line 7</text:p>
      <text:p text:style-name="P2">line 8</text:p>
      <text:p text:style-name="P2">line 9</text:p>
      <text:p text:style-name="P2">line 10</text:p>
      <text:p text:style-name="P2">line 11</text:p>
      <text:p text:style-name="P2">katerina@katerina-VivoBook-ASUSLaptop-X521EA-S533EA:~/Рабочий стол$ head f3</text:p>
      <text:p text:style-name="P2">line 1</text:p>
      <text:p text:style-name="P2">line 2</text:p>
      <text:p text:style-name="P2">line 3</text:p>
      <text:p text:style-name="P2">line 4</text:p>
      <text:p text:style-name="P2">line 5</text:p>
      <text:p text:style-name="P2">line 6</text:p>
      <text:p text:style-name="P2">line 7</text:p>
      <text:p text:style-name="P2">line 8</text:p>
      <text:p text:style-name="P2">line 9</text:p>
      <text:p text:style-name="P2">line 10</text:p>
      <text:p text:style-name="P2">katerina@katerina-VivoBook-ASUSLaptop-X521EA-S533EA:~/Рабочий стол$ head -n 5 f3</text:p>
      <text:p text:style-name="P2">line 1</text:p>
      <text:p text:style-name="P2">line 2</text:p>
      <text:p text:style-name="P2">line 3</text:p>
      <text:p text:style-name="P2">line 4</text:p>
      <text:p text:style-name="P2">line 5</text:p>
      <text:p text:style-name="P2">katerina@katerina-VivoBook-ASUSLaptop-X521EA-S533EA:~/Рабочий стол$ head -n -5 f3</text:p>
      <text:p text:style-name="P2">line 1</text:p>
      <text:p text:style-name="P2">line 2</text:p>
      <text:p text:style-name="P2">line 3</text:p>
      <text:p text:style-name="P2">line 4</text:p>
      <text:p text:style-name="P2">line 5</text:p>
      <text:p text:style-name="P2">line 6</text:p>
      <text:p text:style-name="P2"/>
      <text:p text:style-name="P2"/>
      <text:p text:style-name="P2"><text:soft-page-break/>katerina@katerina-VivoBook-ASUSLaptop-X521EA-S533EA:~/Рабочий стол$ du ~/'Рабочий стол'</text:p>
      <text:p text:style-name="P2">44<text:tab/>/home/katerina/Рабочий стол</text:p>
      <text:p text:style-name="P2">katerina@katerina-VivoBook-ASUSLaptop-X521EA-S533EA:~/Рабочий стол$ du -a ~/'Рабочий стол'</text:p>
      <text:p text:style-name="P2">12<text:tab/>/home/katerina/Рабочий стол/лаба20.odt</text:p>
      <text:p text:style-name="P2">4<text:tab/>/home/katerina/Рабочий стол/lms</text:p>
      <text:p text:style-name="P2">4<text:tab/>/home/katerina/Рабочий стол/f2</text:p>
      <text:p text:style-name="P2">4<text:tab/>/home/katerina/Рабочий стол/f3</text:p>
      <text:p text:style-name="P2">4<text:tab/>/home/katerina/Рабочий стол/f4</text:p>
      <text:p text:style-name="P2">8<text:tab/>/home/katerina/Рабочий стол/laba20</text:p>
      <text:p text:style-name="P2">4<text:tab/>/home/katerina/Рабочий стол/f1</text:p>
      <text:p text:style-name="P2">44<text:tab/>/home/katerina/Рабочий стол</text:p>
      <text:p text:style-name="P2">katerina@katerina-VivoBook-ASUSLaptop-X521EA-S533EA:~/Рабочий стол$ du -a -B K ~/'Рабочий стол'</text:p>
      <text:p text:style-name="P2">12K<text:tab/>/home/katerina/Рабочий стол/лаба20.odt</text:p>
      <text:p text:style-name="P2">4K<text:tab/>/home/katerina/Рабочий стол/lms</text:p>
      <text:p text:style-name="P2">4K<text:tab/>/home/katerina/Рабочий стол/f2</text:p>
      <text:p text:style-name="P2">4K<text:tab/>/home/katerina/Рабочий стол/f3</text:p>
      <text:p text:style-name="P2">4K<text:tab/>/home/katerina/Рабочий стол/f4</text:p>
      <text:p text:style-name="P2">8K<text:tab/>/home/katerina/Рабочий стол/laba20</text:p>
      <text:p text:style-name="P2">4K<text:tab/>/home/katerina/Рабочий стол/f1</text:p>
      <text:p text:style-name="P2">44K<text:tab/>/home/katerina/Рабочий стол</text:p>
      <text:p text:style-name="P2">katerina@katerina-VivoBook-ASUSLaptop-X521EA-S533EA:~/Рабочий стол$ du -a -B M ~/'Рабочий стол'</text:p>
      <text:p text:style-name="P2">1M<text:tab/>/home/katerina/Рабочий стол/лаба20.odt</text:p>
      <text:p text:style-name="P2">1M<text:tab/>/home/katerina/Рабочий стол/lms</text:p>
      <text:p text:style-name="P2">1M<text:tab/>/home/katerina/Рабочий стол/f2</text:p>
      <text:p text:style-name="P2">1M<text:tab/>/home/katerina/Рабочий стол/f3</text:p>
      <text:p text:style-name="P2">1M<text:tab/>/home/katerina/Рабочий стол/f4</text:p>
      <text:p text:style-name="P2">1M<text:tab/>/home/katerina/Рабочий стол/laba20</text:p>
      <text:p text:style-name="P2">1M<text:tab/>/home/katerina/Рабочий стол/f1</text:p>
      <text:p text:style-name="P2">1M<text:tab/>/home/katerina/Рабочий стол</text:p>
      <text:p text:style-name="P2"/>
      <text:p text:style-name="P2"/>
      <text:p text:style-name="P2">katerina@katerina-VivoBook-ASUSLaptop-X521EA-S533EA:~/Рабочий стол$ file f1</text:p>
      <text:p text:style-name="P2">f1: ASCII text</text:p>
      <text:p text:style-name="P2">katerina@katerina-VivoBook-ASUSLaptop-X521EA-S533EA:~/Рабочий стол$ file лаба20.odt</text:p>
      <text:p text:style-name="P2">лаба20.odt: OpenDocument Text</text:p>
      <text:p text:style-name="P2">katerina@katerina-VivoBook-ASUSLaptop-X521EA-S533EA:~/Рабочий стол$ file -b лаба20.odt</text:p>
      <text:p text:style-name="P2">OpenDocument Text</text:p>
      <text:p text:style-name="P2"/>
      <text:p text:style-name="P2"/>
      <text:p text:style-name="P2">katerina@katerina-VivoBook-ASUSLaptop-X521EA-S533EA:~/Рабочий стол$ df</text:p>
      <text:p text:style-name="P2">Файл.система <text:s text:c="2"/>1K-блоков Использовано Доступно Использовано% Cмонтировано в</text:p>
      <text:p text:style-name="P2">udev <text:s text:c="12"/>3881908 <text:s text:c="11"/>0 <text:s/>3881908 <text:s text:c="11"/>0% /dev</text:p>
      <text:p text:style-name="P2">tmpfs <text:s text:c="12"/>782308 <text:s text:c="8"/>2292 <text:s text:c="2"/>780016 <text:s text:c="11"/>1% /run</text:p>
      <text:p text:style-name="P2">/dev/nvme0n1p5 <text:s/>33831612 <text:s text:c="4"/>12282520 19800820 <text:s text:c="10"/>39% /</text:p>
      <text:p text:style-name="P2">tmpfs <text:s text:c="11"/>3911536 <text:s text:c="8"/>8992 <text:s/>3902544 <text:s text:c="11"/>1% /dev/shm</text:p>
      <text:p text:style-name="P2">tmpfs <text:s text:c="14"/>5120 <text:s text:c="11"/>4 <text:s text:c="4"/>5116 <text:s text:c="11"/>1% /run/lock</text:p>
      <text:p text:style-name="P2"><text:soft-page-break/>tmpfs <text:s text:c="11"/>3911536 <text:s text:c="11"/>0 <text:s/>3911536 <text:s text:c="11"/>0% /sys/fs/cgroup</text:p>
      <text:p text:style-name="P2">/dev/loop0 <text:s text:c="10"/>128 <text:s text:c="9"/>128 <text:s text:c="7"/>0 <text:s text:c="9"/>100% /snap/bare/5</text:p>
      <text:p text:style-name="P2">/dev/loop1 <text:s text:c="8"/>56832 <text:s text:c="7"/>56832 <text:s text:c="7"/>0 <text:s text:c="9"/>100% /snap/core18/2253</text:p>
      <text:p text:style-name="P2">/dev/loop2 <text:s text:c="8"/>56960 <text:s text:c="7"/>56960 <text:s text:c="7"/>0 <text:s text:c="9"/>100% /snap/core18/2284</text:p>
      <text:p text:style-name="P2">/dev/loop3 <text:s text:c="7"/>224256 <text:s text:c="6"/>224256 <text:s text:c="7"/>0 <text:s text:c="9"/>100% /snap/gnome-3-34-1804/72</text:p>
      <text:p text:style-name="P2">/dev/loop5 <text:s text:c="8"/>63488 <text:s text:c="7"/>63488 <text:s text:c="7"/>0 <text:s text:c="9"/>100% /snap/core20/1361</text:p>
      <text:p text:style-name="P2">/dev/loop4 <text:s text:c="7"/>168832 <text:s text:c="6"/>168832 <text:s text:c="7"/>0 <text:s text:c="9"/>100% /snap/gnome-3-28-1804/161</text:p>
      <text:p text:style-name="P2">/dev/loop6 <text:s text:c="7"/>253952 <text:s text:c="6"/>253952 <text:s text:c="7"/>0 <text:s text:c="9"/>100% /snap/gnome-3-38-2004/87</text:p>
      <text:p text:style-name="P2">/dev/loop7 <text:s text:c="8"/>52224 <text:s text:c="7"/>52224 <text:s text:c="7"/>0 <text:s text:c="9"/>100% /snap/snap-store/547</text:p>
      <text:p text:style-name="P2">/dev/loop8 <text:s text:c="7"/>254848 <text:s text:c="6"/>254848 <text:s text:c="7"/>0 <text:s text:c="9"/>100% /snap/gnome-3-38-2004/99</text:p>
      <text:p text:style-name="P2">/dev/nvme0n1p1 <text:s text:c="3"/>262144 <text:s text:c="7"/>53296 <text:s text:c="2"/>208848 <text:s text:c="10"/>21% /boot/efi</text:p>
      <text:p text:style-name="P2">/dev/loop9 <text:s text:c="8"/>66816 <text:s text:c="7"/>66816 <text:s text:c="7"/>0 <text:s text:c="9"/>100% /snap/gtk-common-themes/1519</text:p>
      <text:p text:style-name="P2">/dev/loop10 <text:s text:c="7"/>66688 <text:s text:c="7"/>66688 <text:s text:c="7"/>0 <text:s text:c="9"/>100% /snap/gtk-common-themes/1515</text:p>
      <text:p text:style-name="P2">/dev/loop11 <text:s text:c="7"/>55552 <text:s text:c="7"/>55552 <text:s text:c="7"/>0 <text:s text:c="9"/>100% /snap/snap-store/558</text:p>
      <text:p text:style-name="P2">/dev/loop12 <text:s text:c="6"/>171392 <text:s text:c="6"/>171392 <text:s text:c="7"/>0 <text:s text:c="9"/>100% /snap/spotify/56</text:p>
      <text:p text:style-name="P2">/dev/loop13 <text:s text:c="7"/>63488 <text:s text:c="7"/>63488 <text:s text:c="7"/>0 <text:s text:c="9"/>100% /snap/core20/1270</text:p>
      <text:p text:style-name="P2">/dev/loop14 <text:s text:c="6"/>172288 <text:s text:c="6"/>172288 <text:s text:c="7"/>0 <text:s text:c="9"/>100% /snap/spotify/57</text:p>
      <text:p text:style-name="P2">/dev/loop15 <text:s text:c="7"/>44672 <text:s text:c="7"/>44672 <text:s text:c="7"/>0 <text:s text:c="9"/>100% /snap/snapd/14978</text:p>
      <text:p text:style-name="P2">/dev/loop16 <text:s text:c="6"/>224256 <text:s text:c="6"/>224256 <text:s text:c="7"/>0 <text:s text:c="9"/>100% /snap/gnome-3-34-1804/77</text:p>
      <text:p text:style-name="P2">tmpfs <text:s text:c="12"/>782304 <text:s text:c="10"/>64 <text:s text:c="2"/>782240 <text:s text:c="11"/>1% /run/user/1000</text:p>
      <text:p text:style-name="P2">katerina@katerina-VivoBook-ASUSLaptop-X521EA-S533EA:~/Рабочий стол$ df -h</text:p>
      <text:p text:style-name="P2">Файл.система <text:s text:c="2"/>Размер Использовано <text:s/>Дост Использовано% Cмонтировано в</text:p>
      <text:p text:style-name="P2">udev <text:s text:c="12"/>3,8G <text:s text:c="11"/>0 <text:s/>3,8G <text:s text:c="11"/>0% /dev</text:p>
      <text:p text:style-name="P2">tmpfs <text:s text:c="11"/>764M <text:s text:c="8"/>2,3M <text:s/>762M <text:s text:c="11"/>1% /run</text:p>
      <text:p text:style-name="P2">/dev/nvme0n1p5 <text:s text:c="3"/>33G <text:s text:c="9"/>12G <text:s text:c="2"/>19G <text:s text:c="10"/>39% /</text:p>
      <text:p text:style-name="P2">tmpfs <text:s text:c="11"/>3,8G <text:s text:c="8"/>8,8M <text:s/>3,8G <text:s text:c="11"/>1% /dev/shm</text:p>
      <text:p text:style-name="P2">tmpfs <text:s text:c="11"/>5,0M <text:s text:c="8"/>4,0K <text:s/>5,0M <text:s text:c="11"/>1% /run/lock</text:p>
      <text:p text:style-name="P2">tmpfs <text:s text:c="11"/>3,8G <text:s text:c="11"/>0 <text:s/>3,8G <text:s text:c="11"/>0% /sys/fs/cgroup</text:p>
      <text:p text:style-name="P2">/dev/loop0 <text:s text:c="6"/>128K <text:s text:c="8"/>128K <text:s text:c="4"/>0 <text:s text:c="9"/>100% /snap/bare/5</text:p>
      <text:p text:style-name="P2">/dev/loop1 <text:s text:c="7"/>56M <text:s text:c="9"/>56M <text:s text:c="4"/>0 <text:s text:c="9"/>100% /snap/core18/2253</text:p>
      <text:p text:style-name="P2">/dev/loop2 <text:s text:c="7"/>56M <text:s text:c="9"/>56M <text:s text:c="4"/>0 <text:s text:c="9"/>100% /snap/core18/2284</text:p>
      <text:p text:style-name="P2">/dev/loop3 <text:s text:c="6"/>219M <text:s text:c="8"/>219M <text:s text:c="4"/>0 <text:s text:c="9"/>100% /snap/gnome-3-34-1804/72</text:p>
      <text:p text:style-name="P2">/dev/loop5 <text:s text:c="7"/>62M <text:s text:c="9"/>62M <text:s text:c="4"/>0 <text:s text:c="9"/>100% /snap/core20/1361</text:p>
      <text:p text:style-name="P2">/dev/loop4 <text:s text:c="6"/>165M <text:s text:c="8"/>165M <text:s text:c="4"/>0 <text:s text:c="9"/>100% /snap/gnome-3-28-1804/161</text:p>
      <text:p text:style-name="P2">/dev/loop6 <text:s text:c="6"/>248M <text:s text:c="8"/>248M <text:s text:c="4"/>0 <text:s text:c="9"/>100% /snap/gnome-3-38-2004/87</text:p>
      <text:p text:style-name="P2">/dev/loop7 <text:s text:c="7"/>51M <text:s text:c="9"/>51M <text:s text:c="4"/>0 <text:s text:c="9"/>100% /snap/snap-store/547</text:p>
      <text:p text:style-name="P2">/dev/loop8 <text:s text:c="6"/>249M <text:s text:c="8"/>249M <text:s text:c="4"/>0 <text:s text:c="9"/>100% /snap/gnome-3-38-2004/99</text:p>
      <text:p text:style-name="P2">/dev/nvme0n1p1 <text:s text:c="2"/>256M <text:s text:c="9"/>53M <text:s/>204M <text:s text:c="10"/>21% /boot/efi</text:p>
      <text:p text:style-name="P2">/dev/loop9 <text:s text:c="7"/>66M <text:s text:c="9"/>66M <text:s text:c="4"/>0 <text:s text:c="9"/>100% /snap/gtk-common-themes/1519</text:p>
      <text:p text:style-name="P2">/dev/loop10 <text:s text:c="6"/>66M <text:s text:c="9"/>66M <text:s text:c="4"/>0 <text:s text:c="9"/>100% /snap/gtk-common-themes/1515</text:p>
      <text:p text:style-name="P2">/dev/loop11 <text:s text:c="6"/>55M <text:s text:c="9"/>55M <text:s text:c="4"/>0 <text:s text:c="9"/>100% /snap/snap-store/558</text:p>
      <text:p text:style-name="P2">/dev/loop12 <text:s text:c="5"/>168M <text:s text:c="8"/>168M <text:s text:c="4"/>0 <text:s text:c="9"/>100% /snap/spotify/56</text:p>
      <text:p text:style-name="P2">/dev/loop13 <text:s text:c="6"/>62M <text:s text:c="9"/>62M <text:s text:c="4"/>0 <text:s text:c="9"/>100% /snap/core20/1270</text:p>
      <text:p text:style-name="P2">/dev/loop14 <text:s text:c="5"/>169M <text:s text:c="8"/>169M <text:s text:c="4"/>0 <text:s text:c="9"/>100% /snap/spotify/57</text:p>
      <text:p text:style-name="P2">/dev/loop15 <text:s text:c="6"/>44M <text:s text:c="9"/>44M <text:s text:c="4"/>0 <text:s text:c="9"/>100% /snap/snapd/14978</text:p>
      <text:p text:style-name="P2">/dev/loop16 <text:s text:c="5"/>219M <text:s text:c="8"/>219M <text:s text:c="4"/>0 <text:s text:c="9"/>100% /snap/gnome-3-34-1804/77</text:p>
      <text:p text:style-name="P2">tmpfs <text:s text:c="11"/>764M <text:s text:c="9"/>64K <text:s/>764M <text:s text:c="11"/>1% /run/user/1000</text:p>
      <text:p text:style-name="P2"/>
      <text:p text:style-name="P2"/>
      <text:p text:style-name="P2">katerina@katerina-VivoBook-ASUSLaptop-X521EA-S533EA:~/Рабочий стол$ cat f1</text:p>
      <text:p text:style-name="P2">abc</text:p>
      <text:p text:style-name="P2">ghi</text:p>
      <text:p text:style-name="P2"><text:soft-page-break/>mno</text:p>
      <text:p text:style-name="P2">katerina@katerina-VivoBook-ASUSLaptop-X521EA-S533EA:~/Рабочий стол$ cat f2</text:p>
      <text:p text:style-name="P2">def</text:p>
      <text:p text:style-name="P2">jkl</text:p>
      <text:p text:style-name="P2">pqr</text:p>
      <text:p text:style-name="P2">katerina@katerina-VivoBook-ASUSLaptop-X521EA-S533EA:~/Рабочий стол$ paste f1 f2</text:p>
      <text:p text:style-name="P2">abc<text:tab/>def</text:p>
      <text:p text:style-name="P2">ghi<text:tab/>jkl</text:p>
      <text:p text:style-name="P2">mno<text:tab/>pqr</text:p>
      <text:p text:style-name="P2">katerina@katerina-VivoBook-ASUSLaptop-X521EA-S533EA:~/Рабочий стол$ paste f1 f2 &gt;f3</text:p>
      <text:p text:style-name="P2">katerina@katerina-VivoBook-ASUSLaptop-X521EA-S533EA:~/Рабочий стол$ cat f3</text:p>
      <text:p text:style-name="P2">abc<text:tab/>def</text:p>
      <text:p text:style-name="P2">ghi<text:tab/>jkl</text:p>
      <text:p text:style-name="P2">mno<text:tab/>pqr</text:p>
      <text:p text:style-name="P2">katerina@katerina-VivoBook-ASUSLaptop-X521EA-S533EA:~/Рабочий стол$ paste -d ' ' f1 f2</text:p>
      <text:p text:style-name="P2">abc def</text:p>
      <text:p text:style-name="P2">ghi jkl</text:p>
      <text:p text:style-name="P2">mno pqr</text:p>
      <text:p text:style-name="P2"/>
      <text:p text:style-name="P2"/>
      <text:p text:style-name="P2">katerina@katerina-VivoBook-ASUSLaptop-X521EA-S533EA:~/Рабочий стол$ cat 20.c</text:p>
      <text:p text:style-name="P2">#include &lt;stdio.h&gt;</text:p>
      <text:p text:style-name="P2"/>
      <text:p text:style-name="P2">int main(){</text:p>
      <text:p text:style-name="P2"><text:tab/>int a=0;</text:p>
      <text:p text:style-name="P2"><text:tab/>a=a+10;</text:p>
      <text:p text:style-name="P2"><text:tab/>printf("%d",a);</text:p>
      <text:p text:style-name="P2">}</text:p>
      <text:p text:style-name="P2">katerina@katerina-VivoBook-ASUSLaptop-X521EA-S533EA:~/Рабочий стол$ cpp 20.c out.txt</text:p>
      <text:p text:style-name="P2">katerina@katerina-VivoBook-ASUSLaptop-X521EA-S533EA:~/Рабочий стол$ cat out.txt</text:p>
      <text:p text:style-name="P2"># 1 "20.c"</text:p>
      <text:p text:style-name="P2"># 1 "&lt;built-in&gt;"</text:p>
      <text:p text:style-name="P2"># 1 "&lt;command-line&gt;"</text:p>
      <text:p text:style-name="P2"># 31 "&lt;command-line&gt;"</text:p>
      <text:p text:style-name="P2"># 1 "/usr/include/stdc-predef.h" 1 3 4</text:p>
      <text:p text:style-name="P2"># 32 "&lt;command-line&gt;" 2</text:p>
      <text:p text:style-name="P2"># 1 "20.c"</text:p>
      <text:p text:style-name="P2"># 1 "/usr/include/stdio.h" 1 3 4</text:p>
      <text:p text:style-name="P2"># 27 "/usr/include/stdio.h" 3 4</text:p>
      <text:p text:style-name="P2"/>
      <text:p text:style-name="P2">....</text:p>
      <text:p text:style-name="P2"/>
      <text:p text:style-name="P2"># 3 "20.c"</text:p>
      <text:p text:style-name="P2">int main(){</text:p>
      <text:p text:style-name="P2"><text:s/>int a=0;</text:p>
      <text:p text:style-name="P2"><text:s/>a=a+10;</text:p>
      <text:p text:style-name="P2"><text:s/>printf("%d",a);</text:p>
      <text:p text:style-name="P2">}</text:p>
      <text:p text:style-name="P2"/>
      <text:p text:style-name="P2"><text:soft-page-break/></text:p>
      <text:p text:style-name="P2">katerina@katerina-VivoBook-ASUSLaptop-X521EA-S533EA:~/Рабочий стол$ cat 20.c</text:p>
      <text:p text:style-name="P2">#include &lt;stdio.h&gt;</text:p>
      <text:p text:style-name="P2"/>
      <text:p text:style-name="P2">int main(){</text:p>
      <text:p text:style-name="P2"><text:tab/>int a=0;</text:p>
      <text:p text:style-name="P2"><text:tab/>a=a+10;</text:p>
      <text:p text:style-name="P2"><text:tab/>printf("%d",a);</text:p>
      <text:p text:style-name="P2">}</text:p>
      <text:p text:style-name="P2">katerina@katerina-VivoBook-ASUSLaptop-X521EA-S533EA:~/Рабочий стол$ indent -gnu 20.c</text:p>
      <text:p text:style-name="P2">katerina@katerina-VivoBook-ASUSLaptop-X521EA-S533EA:~/Рабочий стол$ cat 20.c</text:p>
      <text:p text:style-name="P2">#include &lt;stdio.h&gt;</text:p>
      <text:p text:style-name="P2"/>
      <text:p text:style-name="P2">int</text:p>
      <text:p text:style-name="P2">main ()</text:p>
      <text:p text:style-name="P2">{</text:p>
      <text:p text:style-name="P2"><text:s text:c="2"/>int a = 0;</text:p>
      <text:p text:style-name="P2"><text:s text:c="2"/>a = a + 10;</text:p>
      <text:p text:style-name="P2"><text:s text:c="2"/>printf ("%d", a);</text:p>
      <text:p text:style-name="P2">}</text:p>
      <text:p text:style-name="P2">katerina@katerina-VivoBook-ASUSLaptop-X521EA-S533EA:~/Рабочий стол$ indent -orig 20.c</text:p>
      <text:p text:style-name="P2">katerina@katerina-VivoBook-ASUSLaptop-X521EA-S533EA:~/Рабочий стол$ cat 20.c</text:p>
      <text:p text:style-name="P2">#include &lt;stdio.h&gt;</text:p>
      <text:p text:style-name="P2"/>
      <text:p text:style-name="P2">int</text:p>
      <text:p text:style-name="P2">main()</text:p>
      <text:p text:style-name="P2">{</text:p>
      <text:p text:style-name="P2"><text:s text:c="4"/>int <text:s text:c="12"/>a = 0;</text:p>
      <text:p text:style-name="P2"><text:s text:c="4"/>a = a + 10;</text:p>
      <text:p text:style-name="P2"><text:s text:c="4"/>printf("%d", a);</text:p>
      <text:p text:style-name="P2">}</text:p>
      <text:p text:style-name="P2"/>
      <text:p text:style-name="P2"/>
      <text:p text:style-name="P2">katerina@katerina-VivoBook-ASUSLaptop-X521EA-S533EA:~/Рабочий стол$ mktemp</text:p>
      <text:p text:style-name="P2">/tmp/tmp.31GlAGq74S</text:p>
      <text:p text:style-name="P2">katerina@katerina-VivoBook-ASUSLaptop-X521EA-S533EA:~/Рабочий стол$ mktemp -d</text:p>
      <text:p text:style-name="P2">/tmp/tmp.zDsWyQmTre</text:p>
      <text:p text:style-name="P2">katerina@katerina-VivoBook-ASUSLaptop-X521EA-S533EA:~/Рабочий стол$ ls /tmp</text:p>
      <text:p text:style-name="P2">config-err-GzudPj</text:p>
      <text:p text:style-name="P2">ignore_adaptive</text:p>
      <text:p text:style-name="P2">snap.snap-store</text:p>
      <text:p text:style-name="P2">snap.spotify</text:p>
      <text:p text:style-name="P2">ssh-zVYL32IOYlyB</text:p>
      <text:p text:style-name="P2">systemd-private-68cc091debb54b9885899b8484fa144f-bolt.service-71WZuj</text:p>
      <text:p text:style-name="P2">systemd-private-68cc091debb54b9885899b8484fa144f-colord.service-yoMwYi</text:p>
      <text:p text:style-name="P2">systemd-private-68cc091debb54b9885899b8484fa144f-fwupd.service-OSfHqi</text:p>
      <text:p text:style-name="P2">systemd-private-68cc091debb54b9885899b8484fa144f-ModemManager.service-g4Y0vj</text:p>
      <text:p text:style-name="P2">systemd-private-68cc091debb54b9885899b8484fa144f-switcheroo-control.service-xyF2sj</text:p>
      <text:p text:style-name="P2">systemd-private-68cc091debb54b9885899b8484fa144f-systemd-logind.service-HOF4ug</text:p>
      <text:p text:style-name="P2"><text:soft-page-break/>systemd-private-68cc091debb54b9885899b8484fa144f-systemd-resolved.service-Mpwm8i</text:p>
      <text:p text:style-name="P2">systemd-private-68cc091debb54b9885899b8484fa144f-systemd-timesyncd.service-dGekfg</text:p>
      <text:p text:style-name="P2">systemd-private-68cc091debb54b9885899b8484fa144f-upower.service-V2Lixj</text:p>
      <text:p text:style-name="P2">Temp-030f9bf8-b857-4ee8-8014-5ffd00faf90b</text:p>
      <text:p text:style-name="P2">tmp.31GlAGq74S</text:p>
      <text:p text:style-name="P2">tmp.zDsWyQmTre</text:p>
      <text:p text:style-name="P2">tracker-extract-files.1000</text:p>
      <text:p text:style-name="P2"/>
      <text:p text:style-name="P2"/>
      <text:p text:style-name="P2">katerina@katerina-VivoBook-ASUSLaptop-X521EA-S533EA:~/Рабочий стол$ cat f1</text:p>
      <text:p text:style-name="P2">hello world</text:p>
      <text:p text:style-name="P2">katerina@katerina-VivoBook-ASUSLaptop-X521EA-S533EA:~/Рабочий стол$ tr -d 'l' &lt;f1</text:p>
      <text:p text:style-name="P2">heo word</text:p>
      <text:p text:style-name="P2">katerina@katerina-VivoBook-ASUSLaptop-X521EA-S533EA:~/Рабочий стол$ tr h 1 &lt;f1</text:p>
      <text:p text:style-name="P2">1ello world</text:p>
      <text:p text:style-name="P2">katerina@katerina-VivoBook-ASUSLaptop-X521EA-S533EA:~/Рабочий стол$ cat f1</text:p>
      <text:p text:style-name="P2">HeLlO wOrLd</text:p>
      <text:p text:style-name="P2">katerina@katerina-VivoBook-ASUSLaptop-X521EA-S533EA:~/Рабочий стол$ tr -d [:lower:] &lt;f1</text:p>
      <text:p text:style-name="P2">HLO OL</text:p>
      <text:p text:style-name="P2"/>
      <text:p text:style-name="P2"/>
      <text:p text:style-name="P2">katerina@katerina-VivoBook-ASUSLaptop-X521EA-S533EA:~/Рабочий стол$ cat f1</text:p>
      <text:p text:style-name="P2">HeLlO wOrLd</text:p>
      <text:p text:style-name="P2">katerina@katerina-VivoBook-ASUSLaptop-X521EA-S533EA:~/Рабочий стол$ od f1</text:p>
      <text:p text:style-name="P2">0000000 062510 066114 020117 047567 046162 005144</text:p>
      <text:p text:style-name="P2">0000014</text:p>
      <text:p text:style-name="P2">katerina@katerina-VivoBook-ASUSLaptop-X521EA-S533EA:~/Рабочий стол$ od -b f1</text:p>
      <text:p text:style-name="P2">0000000 110 145 114 154 117 040 167 117 162 114 144 012</text:p>
      <text:p text:style-name="P2">0000014</text:p>
      <text:p text:style-name="P2">katerina@katerina-VivoBook-ASUSLaptop-X521EA-S533EA:~/Рабочий стол$ od -c f1</text:p>
      <text:p text:style-name="P2">0000000 <text:s text:c="2"/>H <text:s text:c="2"/>e <text:s text:c="2"/>L <text:s text:c="2"/>l <text:s text:c="2"/>O <text:s text:c="6"/>w <text:s text:c="2"/>O <text:s text:c="2"/>r <text:s text:c="2"/>L <text:s text:c="2"/>d <text:s/>\n</text:p>
      <text:p text:style-name="P2">0000014</text:p>
      <text:p text:style-name="P2"/>
      <text:p text:style-name="P2"/>
      <text:p text:style-name="P2">katerina@katerina-VivoBook-ASUSLaptop-X521EA-S533EA:~/Рабочий стол$ sum f1</text:p>
      <text:p text:style-name="P2">47783 <text:s text:c="4"/>1</text:p>
      <text:p text:style-name="P2">katerina@katerina-VivoBook-ASUSLaptop-X521EA-S533EA:~/Рабочий стол$ sum f1 f2</text:p>
      <text:p text:style-name="P2">47783 <text:s text:c="4"/>1 f1</text:p>
      <text:p text:style-name="P2">09012 <text:s text:c="4"/>1 f2</text:p>
      <text:p text:style-name="P2">katerina@katerina-VivoBook-ASUSLaptop-X521EA-S533EA:~/Рабочий стол$ sum ~/'Рабочий стол'</text:p>
      <text:p text:style-name="P2">sum: '/home/katerina/Рабочий стол': Это каталог</text:p>
      <text:p text:style-name="P2">katerina@katerina-VivoBook-ASUSLaptop-X521EA-S533EA:~/Рабочий стол$ md5sum f1</text:p>
      <text:p text:style-name="P2">11e87707808e59163e60fb114ea8c817 <text:s/>f1</text:p>
      <text:p text:style-name="P2"/>
      <text:p text:style-name="P2"/>
      <text:p text:style-name="P4">katerina@katerina-VivoBook-ASUSLaptop-X521EA-S533EA:~/Рабочий стол$ cat f1</text:p>
      <text:p text:style-name="P4">HeLlO wOrLd</text:p>
      <text:p text:style-name="P4">HEllo world</text:p>
      <text:p text:style-name="P4"><text:soft-page-break/>hello world</text:p>
      <text:p text:style-name="P2">katerina@katerina-VivoBook-ASUSLaptop-X521EA-S533EA:~/Рабочий стол$ grep hello &lt;f1</text:p>
      <text:p text:style-name="P2">hello world</text:p>
      <text:p text:style-name="P2">katerina@katerina-VivoBook-ASUSLaptop-X521EA-S533EA:~/Рабочий стол$ grep -i hello &lt;f1</text:p>
      <text:p text:style-name="P2">HeLlO wOrLd</text:p>
      <text:p text:style-name="P2">HEllo world</text:p>
      <text:p text:style-name="P2">hello world</text:p>
      <text:p text:style-name="P2">katerina@katerina-VivoBook-ASUSLaptop-X521EA-S533EA:~/Рабочий стол$ grep -n hello &lt;f1</text:p>
      <text:p text:style-name="P2">3:hello world</text:p>
      <text:p text:style-name="P2">katerina@katerina-VivoBook-ASUSLaptop-X521EA-S533EA:~/Рабочий стол$ cat f3</text:p>
      <text:p text:style-name="P2">line 1</text:p>
      <text:p text:style-name="P2">line 2</text:p>
      <text:p text:style-name="P2">line 3</text:p>
      <text:p text:style-name="P2">line 4</text:p>
      <text:p text:style-name="P2">line 5</text:p>
      <text:p text:style-name="P2">line 6</text:p>
      <text:p text:style-name="P2">line 7</text:p>
      <text:p text:style-name="P2">line 8</text:p>
      <text:p text:style-name="P2">line 9</text:p>
      <text:p text:style-name="P2">line 10</text:p>
      <text:p text:style-name="P2">line 11</text:p>
      <text:p text:style-name="P2">katerina@katerina-VivoBook-ASUSLaptop-X521EA-S533EA:~/Рабочий стол$ grep -A3 5 &lt;f3</text:p>
      <text:p text:style-name="P2">line 5</text:p>
      <text:p text:style-name="P2">line 6</text:p>
      <text:p text:style-name="P2">line 7</text:p>
      <text:p text:style-name="P2">line 8</text:p>
      <text:p text:style-name="P2">katerina@katerina-VivoBook-ASUSLaptop-X521EA-S533EA:~/Рабочий стол$ cat f4</text:p>
      <text:p text:style-name="P2">Hello world</text:p>
      <text:p text:style-name="P2">she said hello</text:p>
      <text:p text:style-name="P2">something <text:s/>hello <text:s/>something</text:p>
      <text:p text:style-name="P2">katerina@katerina-VivoBook-ASUSLaptop-X521EA-S533EA:~/Рабочий стол$ grep -v "world" &lt;f4</text:p>
      <text:p text:style-name="P2">she said hello</text:p>
      <text:p text:style-name="P2">something <text:s/>hello <text:s/>something</text:p>
      <text:p text:style-name="P2">katerina@katerina-VivoBook-ASUSLaptop-X521EA-S533EA:~/Рабочий стол$ grep "^Hello" &lt;f4</text:p>
      <text:p text:style-name="P2">Hello world</text:p>
      <text:p text:style-name="P2">katerina@katerina-VivoBook-ASUSLaptop-X521EA-S533EA:~/Рабочий стол$ cat f4</text:p>
      <text:p text:style-name="P2">Hello world</text:p>
      <text:p text:style-name="P2">she said hello</text:p>
      <text:p text:style-name="P2">something <text:s/>hello <text:s/>something</text:p>
      <text:p text:style-name="P2">katerina@katerina-VivoBook-ASUSLaptop-X521EA-S533EA:~/Рабочий стол$ grep "^hello" &lt;f4</text:p>
      <text:p text:style-name="P2">katerina@katerina-VivoBook-ASUSLaptop-X521EA-S533EA:~/Рабочий стол$ grep "hello$" &lt;f4</text:p>
      <text:p text:style-name="P2">she said hello</text:p>
      <text:p text:style-name="P2">katerina@katerina-VivoBook-ASUSLaptop-X521EA-S533EA:~/Рабочий стол$ grep "[Hh]ello" &lt;f1</text:p>
      <text:p text:style-name="P2"><text:soft-page-break/>Hello world</text:p>
      <text:p text:style-name="P2">hello world</text:p>
      <text:p text:style-name="P2">katerina@katerina-VivoBook-ASUSLaptop-X521EA-S533EA:~/Рабочий стол$ grep "[1-5]" &lt;f3</text:p>
      <text:p text:style-name="P2">line 1</text:p>
      <text:p text:style-name="P2">line 2</text:p>
      <text:p text:style-name="P2">line 3</text:p>
      <text:p text:style-name="P2">line 4</text:p>
      <text:p text:style-name="P2">line 5</text:p>
      <text:p text:style-name="P2">line 10</text:p>
      <text:p text:style-name="P2">line 11</text:p>
      <text:p text:style-name="P2">katerina@katerina-VivoBook-ASUSLaptop-X521EA-S533EA:~/Рабочий стол$ grep "^[[:upper:]]" &lt;f1</text:p>
      <text:p text:style-name="P2">HeLlO wOrLd</text:p>
      <text:p text:style-name="P2">Hello world</text:p>
      <text:p text:style-name="P2"/>
      <text:p text:style-name="P2"/>
      <text:p text:style-name="P2"/>
      <text:p text:style-name="P2">katerina@katerina-VivoBook-ASUSLaptop-X521EA-S533EA:~/Рабочий стол$ cat f1</text:p>
      <text:p text:style-name="P2">one two three</text:p>
      <text:p text:style-name="P2">four five</text:p>
      <text:p text:style-name="P2">six</text:p>
      <text:p text:style-name="P2">katerina@katerina-VivoBook-ASUSLaptop-X521EA-S533EA:~/Рабочий стол$ awk '{printf ($1)}' f1</text:p>
      <text:p text:style-name="P5">onefoursix</text:p>
      <text:p text:style-name="P5">katerina@katerina-VivoBook-ASUSLaptop-X521EA-S533EA:~/Рабочий стол$ awk '{print ($1)}' f1</text:p>
      <text:p text:style-name="P2">one</text:p>
      <text:p text:style-name="P2">four</text:p>
      <text:p text:style-name="P2">six</text:p>
      <text:p text:style-name="P2">katerina@katerina-VivoBook-ASUSLaptop-X521EA-S533EA:~/Рабочий стол$ cat f1</text:p>
      <text:p text:style-name="P2">winter:december:january:february</text:p>
      <text:p text:style-name="P2">spring:march:april:may</text:p>
      <text:p text:style-name="P2">summer:june:july:august</text:p>
      <text:p text:style-name="P2">autumn:september:october:november</text:p>
      <text:p text:style-name="P2">katerina@katerina-VivoBook-ASUSLaptop-X521EA-S533EA:~/Рабочий стол$ awk -F":" '{print ($4)}' f1</text:p>
      <text:p text:style-name="P2">february</text:p>
      <text:p text:style-name="P2">may</text:p>
      <text:p text:style-name="P2">august</text:p>
      <text:p text:style-name="P2">november</text:p>
      <text:p text:style-name="P2">katerina@katerina-VivoBook-ASUSLaptop-X521EA-S533EA:~/Рабочий стол$ awk -F: '{print $((NF/2))}' f1</text:p>
      <text:p text:style-name="P2">december</text:p>
      <text:p text:style-name="P2">march</text:p>
      <text:p text:style-name="P2">june</text:p>
      <text:p text:style-name="P2">september</text:p>
      <text:p text:style-name="P2">katerina@katerina-VivoBook-ASUSLaptop-X521EA-S533EA:~/Рабочий стол$ awk -F: '/march/{print $1}' f1</text:p>
      <text:p text:style-name="P2">spring</text:p>
      <text:p text:style-name="P2">katerina@katerina-VivoBook-ASUSLaptop-X521EA-S533EA:~/Рабочий стол$ awk '/spring/,/autumn/ {print $2}' f1</text:p>
      <text:p text:style-name="P2"><text:soft-page-break/>march</text:p>
      <text:p text:style-name="P2">june</text:p>
      <text:p text:style-name="P2">september</text:p>
      <text:p text:style-name="P2">katerina@katerina-VivoBook-ASUSLaptop-X521EA-S533EA:~/Рабочий стол$ awk 'BEGIN { print "Start" }; { print $1 }; END { print "End" }' f1</text:p>
      <text:p text:style-name="P2">Start</text:p>
      <text:p text:style-name="P2">winter</text:p>
      <text:p text:style-name="P2">spring</text:p>
      <text:p text:style-name="P2">summer</text:p>
      <text:p text:style-name="P2">autumn</text:p>
      <text:p text:style-name="P2">End</text:p>
      <text:p text:style-name="P2"/>
      <text:p text:style-name="P2"/>
      <text:p text:style-name="P2"/>
      <text:p text:style-name="P2">katerina@katerina-VivoBook-ASUSLaptop-X521EA-S533EA:~/Рабочий стол$ find</text:p>
      <text:p text:style-name="P2">.</text:p>
      <text:p text:style-name="P2">./laba20 (копия)</text:p>
      <text:p text:style-name="P2">./лаба20.odt</text:p>
      <text:p text:style-name="P2">./out.txt</text:p>
      <text:p text:style-name="P2">./20.c~</text:p>
      <text:p text:style-name="P2">./lms</text:p>
      <text:p text:style-name="P2">./f2</text:p>
      <text:p text:style-name="P2">./f3</text:p>
      <text:p text:style-name="P2">./.~lock.лаба20.odt#</text:p>
      <text:p text:style-name="P2">./f4</text:p>
      <text:p text:style-name="P2">./laba20</text:p>
      <text:p text:style-name="P2">./f1</text:p>
      <text:p text:style-name="P2">./20.c</text:p>
      <text:p text:style-name="P2">katerina@katerina-VivoBook-ASUSLaptop-X521EA-S533EA:~/Рабочий стол$ find -name "f?"</text:p>
      <text:p text:style-name="P2">./f2</text:p>
      <text:p text:style-name="P2">./f3</text:p>
      <text:p text:style-name="P2">./f4</text:p>
      <text:p text:style-name="P2">./f1</text:p>
      <text:p text:style-name="P2">katerina@katerina-VivoBook-ASUSLaptop-X521EA-S533EA:~/Рабочий стол$ find -iname "F?"</text:p>
      <text:p text:style-name="P2">./f2</text:p>
      <text:p text:style-name="P2">./f3</text:p>
      <text:p text:style-name="P2">./f4</text:p>
      <text:p text:style-name="P2">./f1</text:p>
      <text:p text:style-name="P2">katerina@katerina-VivoBook-ASUSLaptop-X521EA-S533EA:~/Рабочий стол$ find -name "laba20*"</text:p>
      <text:p text:style-name="P2">./laba20 (копия)</text:p>
      <text:p text:style-name="P2">./laba20.txt</text:p>
      <text:p text:style-name="P2">./laba20.odt</text:p>
      <text:p text:style-name="P2">./laba20.c</text:p>
      <text:p text:style-name="P2">katerina@katerina-VivoBook-ASUSLaptop-X521EA-S533EA:~/Рабочий стол$ find -name "laba20*" -not -name "*.txt"</text:p>
      <text:p text:style-name="P2">./laba20 (копия)</text:p>
      <text:p text:style-name="P2">./laba20.odt</text:p>
      <text:p text:style-name="P2">./laba20.c</text:p>
      <text:p text:style-name="P2"><text:soft-page-break/>katerina@katerina-VivoBook-ASUSLaptop-X521EA-S533EA:~/Рабочий стол$ find -name "*.txt" -o -name "*.c"</text:p>
      <text:p text:style-name="P2">./forfind.txt</text:p>
      <text:p text:style-name="P2">./laba20.txt</text:p>
      <text:p text:style-name="P2">./out.txt</text:p>
      <text:p text:style-name="P2">./laba20.c</text:p>
      <text:p text:style-name="P2">katerina@katerina-VivoBook-ASUSLaptop-X521EA-S533EA:~/Загрузки$ find -type d</text:p>
      <text:p text:style-name="P2">.</text:p>
      <text:p text:style-name="P2">./forfind</text:p>
      <text:p text:style-name="P2">katerina@katerina-VivoBook-ASUSLaptop-X521EA-S533EA:~/Загрузки$ find /etc -maxdepth 1 -perm /u=r</text:p>
      <text:p text:style-name="P2">/etc</text:p>
      <text:p text:style-name="P2">/etc/cron.d</text:p>
      <text:p text:style-name="P2">/etc/fuse.conf</text:p>
      <text:p text:style-name="P2">/etc/initramfs-tools</text:p>
      <text:p text:style-name="P2">/etc/brltty</text:p>
      <text:p text:style-name="P2">…………</text:p>
      <text:p text:style-name="P2">/etc/apparmor.d</text:p>
      <text:p text:style-name="P2">/etc/deluser.conf</text:p>
      <text:p text:style-name="P2">/etc/hosts</text:p>
      <text:p text:style-name="P2">katerina@katerina-VivoBook-ASUSLaptop-X521EA-S533EA:~/Рабочий стол$ find / -mtime 3</text:p>
      <text:p text:style-name="P2">find: ‘/root’: Отказано в доступе</text:p>
      <text:p text:style-name="P2">find: ‘/etc/polkit-1/localauthority’: Отказано в доступе</text:p>
      <text:p text:style-name="P2">find: ‘/etc/ssl/private’: Отказано в доступе</text:p>
      <text:p text:style-name="P2">find: ‘/etc/cups/ssl’: Отказано в доступе</text:p>
      <text:p text:style-name="P2">……….</text:p>
      <text:p text:style-name="P2">katerina@katerina-VivoBook-ASUSLaptop-X521EA-S533EA:~/Рабочий стол$ find / -size 10M</text:p>
      <text:p text:style-name="P2">find: ‘/root’: Отказано в доступе</text:p>
      <text:p text:style-name="P2">/home/katerina/snap/spotify/57/.config/spotify/User Data/WidevineCdm/4.10.2391.0/_platform_specific/linux_x64/libwidevinecdm.so</text:p>
      <text:p text:style-name="P2">/home/katerina/snap/spotify/56/.config/spotify/User Data/WidevineCdm/4.10.2391.0/_platform_specific/linux_x64/libwidevinecdm.so</text:p>
      <text:p text:style-name="P2">find: ‘/etc/polkit-1/localauthority’: Отказано в доступе</text:p>
      <text:p text:style-name="P2">……………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7T14:59:28.471162757</meta:creation-date>
    <dc:date>2022-02-28T15:10:42.761968940</dc:date>
    <meta:editing-duration>PT14M1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3" meta:paragraph-count="560" meta:word-count="1655" meta:character-count="18348" meta:non-whitespace-character-count="15683"/>
  </office:meta>
</office:document-meta>
</file>